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000000324000002844E9F54D1E7E21534.png" manifest:media-type="image/png"/>
  <manifest:file-entry manifest:full-path="Pictures/200000020000025B000001E32AF6D6B82B88B29D.eps" manifest:media-type="image/x-eps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8.999cm" svg:height="15.217cm" svg:x="1cm" svg:y="7.241cm">
          <draw:image xlink:href="Pictures/200000020000025B000001E32AF6D6B82B88B29D.eps" xlink:type="simple" xlink:show="embed" xlink:actuate="onLoad">
            <text:p/>
          </draw:image>
          <draw:image xlink:href="Pictures/1000020000000324000002844E9F54D1E7E21534.png" xlink:type="simple" xlink:show="embed" xlink:actuate="onLoad"/>
        </draw:frame>
        <draw:line draw:style-name="gr2" draw:text-style-name="P2" draw:layer="layout" svg:x1="2.7cm" svg:y1="14.56cm" svg:x2="19.2cm" svg:y2="14.56cm">
          <text:p/>
        </draw:line>
        <draw:line draw:style-name="gr2" draw:text-style-name="P2" draw:layer="layout" svg:x1="12.62cm" svg:y1="7.8cm" svg:x2="12.62cm" svg:y2="2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VL Pゴシック" svg:font-family="'VL P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VL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04T15:09:10.302634619</dc:date>
    <meta:editing-duration>PT4M20S</meta:editing-duration>
    <meta:editing-cycles>2</meta:editing-cycles>
    <meta:generator>LibreOffice/6.0.7.3$Linux_X86_64 LibreOffice_project/dc89aa7a9eabfd848af146d5086077aeed2ae4a5</meta:generator>
    <meta:document-statistic meta:object-count="3"/>
  </office:meta>
</office:document-meta>
</file>